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Goudy Stout'" style:font-family-asian="'Goudy Stout'" style:font-family-complex="'Goudy Stout'" fo:background-color="transparent" style:use-window-font-color="true"/>
    </style:style>
    <style:style style:name="T2" style:family="text">
      <style:text-properties fo:font-size="28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0.00pt" fo:text-indent="28.40pt" fo:margin-bottom="10.00pt"/>
    </style:style>
    <style:style style:name="P2" style:family="paragraph">
      <style:paragraph-properties fo:line-height="115.00%" fo:text-align="justify" fo:margin-left="0.00pt" fo:text-indent="28.40pt" fo:margin-bottom="10.00pt"/>
    </style:style>
  </office:automatic-styles>
  <office:body>
    <office:text>
      <text:p text:style-name="P1"><text:span text:style-name="T1"><text:tab/><text:tab/><text:s text:c="4"/>Relátorio OpenCv</text:span></text:p>
      <text:p text:style-name="P1"><text:span text:style-name="T2"/></text:p>
      <text:p text:style-name="P2"><text:span text:style-name="T3">Esse relatório é o mais curto em relação aos outros, justamente por ser uma atividade relativamente simples a de escrever o código de exemplo.</text:span></text:p>
      <text:p text:style-name="P2"><text:span text:style-name="T3">Primeiramente, quando me inscrevi no processo para participar da parte de Visão Computacional, comecei a ver os projetos da segunda missão além de querer entender a biblioteca como um todo, justamente por isso eu não só estudei o que estava sendo pedido para essa missão como terminei a "introdução a visão computacional com python e OpenCv" e o curso da freeCodeCamp disponibilizado no site. Desse modo, eu consegui entender melhor e entender perfeitamente o que está sendo escrito nos exemplos dos primeiros capítulos e tentar escrever de forma concreta o que está acontecendo no programa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